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marker-end="Triangle_20_unfilled" draw:marker-end-width="0.3cm" svg:stroke-opacity="90%" draw:fill="none" draw:textarea-vertical-align="middle"/>
    </style:style>
    <style:style style:name="gr4" style:family="graphic" style:parent-style-name="objectwithoutfill">
      <style:graphic-properties draw:stroke="solid" draw:stroke-dash="Fine_20_Dashed" draw:marker-start="" draw:marker-end="Diamond" draw:marker-end-width="0.3cm" draw:fill="none" draw:textarea-vertical-align="middle"/>
    </style:style>
    <style:style style:name="gr5" style:family="graphic" style:parent-style-name="objectwithoutfill">
      <style:graphic-properties draw:stroke="solid" draw:stroke-dash="Fine_20_Dashed" draw:marker-end="Diamond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" draw:marker-end="Triangle_20_unfilled" draw:textarea-vertical-align="middle"/>
    </style:style>
    <style:style style:name="gr7" style:family="graphic" style:parent-style-name="standard">
      <style:graphic-properties draw:stroke="dash" draw:stroke-dash="Fine_20_Dashed" draw:marker-end="Short_20_line_20_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start"/>
      <style:text-properties style:text-underline-style="solid" style:text-underline-width="auto" style:text-underline-color="font-colo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8.255cm" svg:height="1.524cm" svg:x="49.641cm" svg:y="2.524cm">
          <text:p text:style-name="P1"><text:span text:style-name="T1">Shape</text:span></text:p>
        </draw:rect>
        <draw:rect draw:style-name="gr1" draw:text-style-name="P4" draw:layer="layout" svg:width="8.255cm" svg:height="1.143cm" svg:x="49.641cm" svg:y="3.921cm">
          <text:p text:style-name="P3"><text:span text:style-name="T2">- numberOfDimensions : int</text:span></text:p>
        </draw:rect>
        <draw:rect draw:style-name="gr1" draw:text-style-name="P4" xml:id="id2" draw:id="id2" draw:layer="layout" svg:width="8.255cm" svg:height="1.27cm" svg:x="49.641cm" svg:y="5.064cm">
          <text:p text:style-name="P3"><text:span text:style-name="T2">+ Shape(numberOfDimensions : int)</text:span></text:p>
          <text:p text:style-name="P3"><text:span text:style-name="T2">+ getNumberOfDimensions() : int</text:span></text:p>
        </draw:rect>
        <draw:rect draw:style-name="gr1" draw:text-style-name="P2" xml:id="id1" draw:id="id1" draw:layer="layout" svg:width="8.255cm" svg:height="1.524cm" svg:x="27.416cm" svg:y="7.604cm">
          <text:p text:style-name="P1"><text:span text:style-name="T1">ThreeDimensionalShape</text:span></text:p>
        </draw:rect>
        <draw:rect draw:style-name="gr1" draw:text-style-name="P4" xml:id="id14" draw:id="id14" draw:layer="layout" svg:width="8.255cm" svg:height="0.889cm" svg:x="27.416cm" svg:y="9.128cm">
          <text:p text:style-name="P3"><text:span text:style-name="T2"># volume : double</text:span></text:p>
        </draw:rect>
        <draw:rect draw:style-name="gr1" draw:text-style-name="P5" xml:id="id11" draw:id="id11" draw:layer="layout" svg:width="8.255cm" svg:height="1.524cm" svg:x="27.416cm" svg:y="10.017cm">
          <text:p text:style-name="P3"><text:span text:style-name="T2">+ ThreeDimensionalShape()</text:span></text:p>
          <text:p text:style-name="P3"><text:span text:style-name="T2"># </text:span><text:span text:style-name="T3">calculateVolume : void</text:span></text:p>
          <text:p text:style-name="P3"><text:span text:style-name="T3">+ </text:span><text:span text:style-name="T4">getVolume() : double</text:span></text:p>
        </draw:rect>
        <draw:rect draw:style-name="gr1" draw:text-style-name="P6" xml:id="id3" draw:id="id3" draw:layer="layout" svg:width="8.255cm" svg:height="1.524cm" svg:x="52.816cm" svg:y="7.604cm">
          <text:p text:style-name="P1"><text:span text:style-name="T1">TwoDimensionalShape</text:span></text:p>
        </draw:rect>
        <draw:rect draw:style-name="gr1" draw:text-style-name="P4" xml:id="id8" draw:id="id8" draw:layer="layout" svg:width="8.255cm" svg:height="0.889cm" svg:x="52.816cm" svg:y="9.128cm">
          <text:p text:style-name="P3"><text:span text:style-name="T2"># area : double</text:span></text:p>
        </draw:rect>
        <draw:rect draw:style-name="gr1" draw:text-style-name="P4" xml:id="id5" draw:id="id5" draw:layer="layout" svg:width="8.255cm" svg:height="1.524cm" svg:x="52.816cm" svg:y="10.017cm">
          <text:p text:style-name="P3"><text:span text:style-name="T2">+ TwoDimensionalShape()</text:span></text:p>
          <text:p text:style-name="P3"><text:span text:style-name="T2"># </text:span><text:span text:style-name="T3">calculateArea() : void</text:span></text:p>
          <text:p text:style-name="P3"><text:span text:style-name="T3">+ </text:span><text:span text:style-name="T4">getArea() : double</text:span></text:p>
        </draw:rect>
        <draw:rect draw:style-name="gr1" draw:text-style-name="P6" xml:id="id4" draw:id="id4" draw:layer="layout" svg:width="8.255cm" svg:height="1.524cm" svg:x="52.816cm" svg:y="13.827cm">
          <text:p text:style-name="P1"><text:span text:style-name="T5">Triangle</text:span></text:p>
        </draw:rect>
        <draw:rect draw:style-name="gr1" draw:text-style-name="P4" draw:layer="layout" svg:width="8.255cm" svg:height="1.524cm" svg:x="52.816cm" svg:y="15.351cm">
          <text:p text:style-name="P3"><text:span text:style-name="T2">- height : double</text:span></text:p>
          <text:p text:style-name="P3"><text:span text:style-name="T2">- base : double</text:span></text:p>
        </draw:rect>
        <draw:rect draw:style-name="gr1" draw:text-style-name="P4" xml:id="id29" draw:id="id29" draw:layer="layout" svg:width="8.255cm" svg:height="2.667cm" svg:x="52.816cm" svg:y="16.875cm">
          <text:p text:style-name="P3"><text:span text:style-name="T2">+ Triangle()</text:span></text:p>
          <text:p text:style-name="P3"><text:span text:style-name="T2"># calculateArea() : void</text:span></text:p>
          <text:p text:style-name="P3"><text:span text:style-name="T2">+ setBase(base : double) : void</text:span></text:p>
          <text:p text:style-name="P3"><text:span text:style-name="T2">+ setHeight(height : double) : void</text:span></text:p>
          <text:p text:style-name="P3"><text:span text:style-name="T2">+ getBase() : double</text:span></text:p>
        </draw:rect>
        <draw:connector draw:style-name="gr2" draw:text-style-name="P1" draw:layer="layout" svg:x1="31.543cm" svg:y1="7.604cm" svg:x2="49.641cm" svg:y2="5.699cm" draw:start-shape="id1" draw:start-glue-point="0" draw:end-shape="id2" draw:end-glue-point="3" svg:d="M31543 7604v-1905h18098">
          <text:p/>
        </draw:connector>
        <draw:connector draw:style-name="gr3" draw:text-style-name="P1" draw:layer="layout" svg:x1="56.943cm" svg:y1="7.604cm" svg:x2="53.768cm" svg:y2="6.334cm" draw:start-shape="id3" draw:start-glue-point="0" draw:end-shape="id2" svg:d="M56943 7604v-635h-3175v-635">
          <text:p/>
        </draw:connector>
        <draw:connector draw:style-name="gr2" draw:text-style-name="P1" draw:layer="layout" svg:x1="56.943cm" svg:y1="13.827cm" svg:x2="56.943cm" svg:y2="11.541cm" draw:start-shape="id4" draw:start-glue-point="0" draw:end-shape="id5" draw:end-glue-point="2" svg:d="M56943 13827v-2286">
          <text:p/>
        </draw:connector>
        <draw:rect draw:style-name="gr1" draw:text-style-name="P6" xml:id="id7" draw:id="id7" draw:layer="layout" svg:width="8.255cm" svg:height="1.524cm" svg:x="67.929cm" svg:y="22.463cm">
          <text:p text:style-name="P1"><text:span text:style-name="T5">Square</text:span></text:p>
        </draw:rect>
        <draw:rect draw:style-name="gr1" draw:text-style-name="P4" draw:layer="layout" svg:width="8.255cm" svg:height="0.635cm" svg:x="67.929cm" svg:y="23.987cm">
          <text:p text:style-name="P3"><text:span text:style-name="T2">- side : double</text:span></text:p>
        </draw:rect>
        <draw:rect draw:style-name="gr1" draw:text-style-name="P4" xml:id="id33" draw:id="id33" draw:layer="layout" svg:width="8.255cm" svg:height="1.651cm" svg:x="67.929cm" svg:y="24.622cm">
          <text:p text:style-name="P3"><text:span text:style-name="T2">+ Square()</text:span></text:p>
          <text:p text:style-name="P3"><text:span text:style-name="T2">+ calculateArea() : void</text:span></text:p>
          <text:p text:style-name="P3"><text:span text:style-name="T2">+ setSide(side : double) : void</text:span></text:p>
        </draw:rect>
        <draw:rect draw:style-name="gr1" draw:text-style-name="P6" xml:id="id6" draw:id="id6" draw:layer="layout" svg:width="8.255cm" svg:height="1.524cm" svg:x="62.468cm" svg:y="15.351cm">
          <text:p text:style-name="P1"><text:span text:style-name="T5">Rectangle</text:span></text:p>
        </draw:rect>
        <draw:rect draw:style-name="gr1" draw:text-style-name="P4" draw:layer="layout" svg:width="8.255cm" svg:height="1.524cm" svg:x="62.468cm" svg:y="16.875cm">
          <text:p text:style-name="P3"><text:span text:style-name="T2"># length : double</text:span></text:p>
          <text:p text:style-name="P3"><text:span text:style-name="T2"># height : double</text:span></text:p>
        </draw:rect>
        <draw:rect draw:style-name="gr1" draw:text-style-name="P4" xml:id="id31" draw:id="id31" draw:layer="layout" svg:width="8.255cm" svg:height="2.286cm" svg:x="62.468cm" svg:y="18.399cm">
          <text:p text:style-name="P3"><text:span text:style-name="T2">+ Rectangle()</text:span></text:p>
          <text:p text:style-name="P3"><text:span text:style-name="T2"># calculateArea() : void</text:span></text:p>
          <text:p text:style-name="P3"><text:span text:style-name="T2">+ setLength(length : double) : void</text:span></text:p>
          <text:p text:style-name="P3"><text:span text:style-name="T2">+ setHeight(height : double) : void</text:span></text:p>
        </draw:rect>
        <draw:connector draw:style-name="gr2" draw:text-style-name="P1" draw:layer="layout" svg:x1="66.595cm" svg:y1="15.351cm" svg:x2="61.071cm" svg:y2="10.779cm" draw:start-shape="id6" draw:start-glue-point="0" draw:end-shape="id5" draw:end-glue-point="1" svg:d="M66595 15351v-4572h-5524">
          <text:p/>
        </draw:connector>
        <draw:connector draw:style-name="gr2" draw:text-style-name="P1" draw:layer="layout" svg:x1="72.056cm" svg:y1="22.463cm" svg:x2="61.071cm" svg:y2="9.572cm" draw:start-shape="id7" draw:start-glue-point="0" draw:end-shape="id8" draw:end-glue-point="1" svg:d="M72056 22463v-12891h-10985">
          <text:p/>
        </draw:connector>
        <draw:rect draw:style-name="gr1" draw:text-style-name="P6" xml:id="id9" draw:id="id9" draw:layer="layout" svg:width="8.255cm" svg:height="1.524cm" svg:x="42.656cm" svg:y="15.351cm">
          <text:p text:style-name="P1"><text:span text:style-name="T5">Circle</text:span></text:p>
        </draw:rect>
        <draw:rect draw:style-name="gr1" draw:text-style-name="P4" draw:layer="layout" svg:width="8.255cm" svg:height="0.762cm" svg:x="42.656cm" svg:y="16.875cm">
          <text:p text:style-name="P3"><text:span text:style-name="T2">- radius : double</text:span></text:p>
        </draw:rect>
        <draw:rect draw:style-name="gr1" draw:text-style-name="P4" xml:id="id27" draw:id="id27" draw:layer="layout" svg:width="8.255cm" svg:height="1.651cm" svg:x="42.656cm" svg:y="17.637cm">
          <text:p text:style-name="P3"><text:span text:style-name="T2">+ Circle()</text:span></text:p>
          <text:p text:style-name="P3"><text:span text:style-name="T2"># calculateArea() : void</text:span></text:p>
          <text:p text:style-name="P3"><text:span text:style-name="T2">+ setRadius(radius : double) : void</text:span></text:p>
        </draw:rect>
        <draw:connector draw:style-name="gr2" draw:text-style-name="P1" draw:layer="layout" svg:x1="46.783cm" svg:y1="15.351cm" svg:x2="52.816cm" svg:y2="10.779cm" draw:start-shape="id9" draw:start-glue-point="0" draw:end-shape="id5" draw:end-glue-point="3" svg:d="M46783 15351v-4572h6033">
          <text:p/>
        </draw:connector>
        <draw:rect draw:style-name="gr1" draw:text-style-name="P6" xml:id="id10" draw:id="id10" draw:layer="layout" svg:width="8.255cm" svg:height="1.524cm" svg:x="24.622cm" svg:y="17.256cm">
          <text:p text:style-name="P1"><text:span text:style-name="T5">Cone</text:span></text:p>
        </draw:rect>
        <draw:rect draw:style-name="gr1" draw:text-style-name="P4" draw:layer="layout" svg:width="8.255cm" svg:height="1.016cm" svg:x="24.622cm" svg:y="18.78cm">
          <text:p text:style-name="P3"><text:span text:style-name="T2">- radius : double</text:span></text:p>
          <text:p text:style-name="P3"><text:span text:style-name="T2">- height : double</text:span></text:p>
        </draw:rect>
        <draw:rect draw:style-name="gr1" draw:text-style-name="P4" xml:id="id23" draw:id="id23" draw:layer="layout" svg:width="8.255cm" svg:height="2.159cm" svg:x="24.622cm" svg:y="19.796cm">
          <text:p text:style-name="P3"><text:span text:style-name="T2">+ Cone()</text:span></text:p>
          <text:p text:style-name="P3"><text:span text:style-name="T2"># calculateVolume() : void</text:span></text:p>
          <text:p text:style-name="P3"><text:span text:style-name="T2">+ setHeight(height : double) : void</text:span></text:p>
          <text:p text:style-name="P3"><text:span text:style-name="T2">+ setRadius(radius : double) : void</text:span></text:p>
        </draw:rect>
        <draw:connector draw:style-name="gr2" draw:text-style-name="P1" draw:layer="layout" svg:x1="28.749cm" svg:y1="17.256cm" svg:x2="31.543cm" svg:y2="11.541cm" draw:start-shape="id10" draw:start-glue-point="0" draw:end-shape="id11" draw:end-glue-point="2" svg:d="M28749 17256v-2857h2794v-2858">
          <text:p/>
        </draw:connector>
        <draw:rect draw:style-name="gr1" draw:text-style-name="P6" draw:layer="layout" svg:width="8.255cm" svg:height="1.524cm" svg:x="13.954cm" svg:y="3.54cm">
          <text:p text:style-name="P1"><text:span text:style-name="T5">Cube</text:span></text:p>
        </draw:rect>
        <draw:rect draw:style-name="gr1" draw:text-style-name="P4" draw:layer="layout" svg:width="8.255cm" svg:height="1.016cm" svg:x="13.954cm" svg:y="5.064cm">
          <text:p text:style-name="P3"><text:span text:style-name="T2">- side : double</text:span></text:p>
        </draw:rect>
        <draw:rect draw:style-name="gr1" draw:text-style-name="P4" xml:id="id12" draw:id="id12" draw:layer="layout" svg:width="8.255cm" svg:height="1.651cm" svg:x="13.954cm" svg:y="6.08cm">
          <text:p text:style-name="P3"><text:span text:style-name="T2">+ Cube()</text:span></text:p>
          <text:p text:style-name="P3"><text:span text:style-name="T2"># calculateVolume() : void</text:span></text:p>
          <text:p text:style-name="P3"><text:span text:style-name="T2">+ setSide(side : double) : void</text:span></text:p>
        </draw:rect>
        <draw:connector draw:style-name="gr2" draw:text-style-name="P1" draw:layer="layout" svg:x1="22.209cm" svg:y1="6.905cm" svg:x2="27.416cm" svg:y2="8.366cm" draw:start-shape="id12" draw:start-glue-point="1" draw:end-shape="id1" draw:end-glue-point="3" svg:d="M22209 6905h2604v1461h2603">
          <text:p/>
        </draw:connector>
        <draw:rect draw:style-name="gr1" draw:text-style-name="P6" xml:id="id13" draw:id="id13" draw:layer="layout" svg:width="8.255cm" svg:height="1.524cm" svg:x="4.175cm" svg:y="8.239cm">
          <text:p text:style-name="P1"><text:span text:style-name="T5">Cylinder</text:span></text:p>
        </draw:rect>
        <draw:rect draw:style-name="gr1" draw:text-style-name="P4" draw:layer="layout" svg:width="8.255cm" svg:height="1.016cm" svg:x="4.175cm" svg:y="9.763cm">
          <text:p text:style-name="P3"><text:span text:style-name="T2">- radius : double</text:span></text:p>
          <text:p text:style-name="P3"><text:span text:style-name="T2">- height : double</text:span></text:p>
        </draw:rect>
        <draw:rect draw:style-name="gr1" draw:text-style-name="P4" xml:id="id18" draw:id="id18" draw:layer="layout" svg:width="8.255cm" svg:height="2.159cm" svg:x="4.175cm" svg:y="10.779cm">
          <text:p text:style-name="P3"><text:span text:style-name="T2">+ Cylinder()</text:span></text:p>
          <text:p text:style-name="P3"><text:span text:style-name="T2"># calculateVolume() : void</text:span></text:p>
          <text:p text:style-name="P3"><text:span text:style-name="T2">+ setHeight(height : double) : void</text:span></text:p>
          <text:p text:style-name="P3"><text:span text:style-name="T2">+ setRadius(radius : double) : void</text:span></text:p>
        </draw:rect>
        <draw:connector draw:style-name="gr2" draw:text-style-name="P1" draw:layer="layout" svg:x1="12.43cm" svg:y1="9.001cm" svg:x2="27.416cm" svg:y2="9.572cm" draw:start-shape="id13" draw:start-glue-point="1" draw:end-shape="id14" draw:end-glue-point="3" svg:d="M12430 9001h7493v571h7493">
          <text:p/>
        </draw:connector>
        <draw:rect draw:style-name="gr1" draw:text-style-name="P6" xml:id="id15" draw:id="id15" draw:layer="layout" svg:width="8.255cm" svg:height="1.524cm" svg:x="14.335cm" svg:y="17.383cm">
          <text:p text:style-name="P1"><text:span text:style-name="T5">Sphere</text:span></text:p>
        </draw:rect>
        <draw:rect draw:style-name="gr1" draw:text-style-name="P4" draw:layer="layout" svg:width="8.255cm" svg:height="1.016cm" svg:x="14.335cm" svg:y="18.907cm">
          <text:p text:style-name="P3"><text:span text:style-name="T2">- radius : double</text:span></text:p>
        </draw:rect>
        <draw:rect draw:style-name="gr1" draw:text-style-name="P4" xml:id="id21" draw:id="id21" draw:layer="layout" svg:width="8.255cm" svg:height="1.651cm" svg:x="14.335cm" svg:y="19.923cm">
          <text:p text:style-name="P3"><text:span text:style-name="T2">+ Sphere()</text:span></text:p>
          <text:p text:style-name="P3"><text:span text:style-name="T2"># calculateVolume() : void</text:span></text:p>
          <text:p text:style-name="P3"><text:span text:style-name="T2">+ setRadius(radius : double) : void</text:span></text:p>
        </draw:rect>
        <draw:connector draw:style-name="gr2" draw:text-style-name="P1" draw:layer="layout" svg:x1="18.462cm" svg:y1="17.383cm" svg:x2="27.416cm" svg:y2="10.779cm" draw:start-shape="id15" draw:start-glue-point="0" draw:end-shape="id11" draw:end-glue-point="3" svg:d="M18462 17383v-6604h8954">
          <text:p/>
        </draw:connector>
        <draw:rect draw:style-name="gr1" draw:text-style-name="P6" xml:id="id16" draw:id="id16" draw:layer="layout" svg:width="8.763cm" svg:height="1.524cm" svg:x="34.909cm" svg:y="19.542cm">
          <text:p text:style-name="P1"><text:span text:style-name="T5">Torus</text:span></text:p>
        </draw:rect>
        <draw:rect draw:style-name="gr1" draw:text-style-name="P4" draw:layer="layout" svg:width="8.763cm" svg:height="1.016cm" svg:x="34.909cm" svg:y="21.066cm">
          <text:p text:style-name="P3"><text:span text:style-name="T2">- bigRadius : double</text:span></text:p>
          <text:p text:style-name="P3"><text:span text:style-name="T2">- smallRadius : double</text:span></text:p>
        </draw:rect>
        <draw:rect draw:style-name="gr1" draw:text-style-name="P4" xml:id="id25" draw:id="id25" draw:layer="layout" svg:width="8.763cm" svg:height="2.667cm" svg:x="34.909cm" svg:y="22.082cm">
          <text:p text:style-name="P3"><text:span text:style-name="T2">+ Torus()</text:span></text:p>
          <text:p text:style-name="P3"><text:span text:style-name="T2"># calculateVolume() : void</text:span></text:p>
          <text:p text:style-name="P3"><text:span text:style-name="T2">+ areRadiiValid() : boolean</text:span></text:p>
          <text:p text:style-name="P3"><text:span text:style-name="T2">+ setBigRadius(bigRadius : double) : void</text:span></text:p>
          <text:p text:style-name="P3"><text:span text:style-name="T2">+ setSmallRadius(smallRadius : double) : void</text:span></text:p>
        </draw:rect>
        <draw:connector draw:style-name="gr2" draw:text-style-name="P1" draw:layer="layout" svg:x1="39.29cm" svg:y1="19.542cm" svg:x2="35.671cm" svg:y2="10.779cm" draw:start-shape="id16" draw:start-glue-point="0" draw:end-shape="id11" draw:end-glue-point="1" svg:d="M39290 19542v-8763h-3619">
          <text:p/>
        </draw:connector>
        <draw:connector draw:style-name="gr4" draw:text-style-name="P1" draw:layer="layout" svg:x1="5.249cm" svg:y1="31.74cm" svg:x2="8.302cm" svg:y2="12.938cm" draw:start-shape="id17" draw:end-shape="id18" draw:end-glue-point="2" svg:d="M5249 31740v-9401h3053v-9401">
          <text:p/>
        </draw:connector>
        <draw:connector draw:style-name="gr5" draw:text-style-name="P1" draw:layer="layout" draw:line-skew="3.807cm -0.515cm" svg:x1="14.393cm" svg:y1="32.121cm" svg:x2="13.954cm" svg:y2="6.905cm" draw:start-shape="id19" draw:start-glue-point="0" draw:end-shape="id12" draw:end-glue-point="3" svg:d="M14393 32121v-8388h-1455v-16828h1016">
          <text:p/>
        </draw:connector>
        <draw:connector draw:style-name="gr5" draw:text-style-name="P1" draw:layer="layout" draw:line-skew="2.857cm" svg:x1="23.537cm" svg:y1="32.248cm" svg:x2="18.462cm" svg:y2="21.574cm" draw:start-shape="id20" draw:start-glue-point="0" draw:end-shape="id21" draw:end-glue-point="2" svg:d="M23537 32248v-2480h-5075v-8194">
          <text:p/>
        </draw:connector>
        <draw:connector draw:style-name="gr5" draw:text-style-name="P1" draw:layer="layout" svg:x1="32.3cm" svg:y1="28.819cm" svg:x2="28.749cm" svg:y2="21.955cm" draw:start-shape="id22" draw:start-glue-point="0" draw:end-shape="id23" draw:end-glue-point="2" svg:d="M32300 28819v-3432h-3551v-3432">
          <text:p/>
        </draw:connector>
        <draw:connector draw:style-name="gr5" draw:text-style-name="P1" draw:layer="layout" svg:x1="41.889cm" svg:y1="28.946cm" svg:x2="39.29cm" svg:y2="24.749cm" draw:start-shape="id24" draw:start-glue-point="0" draw:end-shape="id25" draw:end-glue-point="2" svg:d="M41889 28946v-2098h-2599v-2099">
          <text:p/>
        </draw:connector>
        <draw:connector draw:style-name="gr5" draw:text-style-name="P1" draw:layer="layout" svg:x1="47.858cm" svg:y1="36.82cm" svg:x2="50.911cm" svg:y2="18.462cm" draw:start-shape="id26" draw:start-glue-point="3" draw:end-shape="id27" draw:end-glue-point="1" svg:d="M47858 36820h-501v-9147h4055v-9211h-501">
          <text:p/>
        </draw:connector>
        <draw:connector draw:style-name="gr5" draw:text-style-name="P1" draw:layer="layout" svg:x1="58.086cm" svg:y1="21.066cm" svg:x2="56.943cm" svg:y2="19.542cm" draw:start-shape="id28" draw:start-glue-point="0" draw:end-shape="id29" draw:end-glue-point="2" svg:d="M58086 21066v-762h-1143v-762">
          <text:p/>
        </draw:connector>
        <draw:connector draw:style-name="gr5" draw:text-style-name="P1" draw:layer="layout" svg:x1="66.151cm" svg:y1="35.036cm" svg:x2="66.595cm" svg:y2="20.685cm" draw:start-shape="id30" draw:start-glue-point="1" draw:end-shape="id31" draw:end-glue-point="2" svg:d="M66151 35036h501v-7556h-57v-6795">
          <text:p/>
        </draw:connector>
        <draw:connector draw:style-name="gr5" draw:text-style-name="P1" draw:layer="layout" svg:x1="71.612cm" svg:y1="35.29cm" svg:x2="72.056cm" svg:y2="26.273cm" draw:start-shape="id32" draw:start-glue-point="0" draw:end-shape="id33" draw:end-glue-point="2" svg:d="M71612 35290v-4508h444v-4509">
          <text:p/>
        </draw:connector>
        <draw:rect draw:style-name="gr1" draw:text-style-name="P6" xml:id="id17" draw:id="id17" draw:layer="layout" svg:width="8.255cm" svg:height="1.524cm" svg:x="1.122cm" svg:y="31.74cm">
          <text:p text:style-name="P1"><text:span text:style-name="T5">CylinderPane</text:span></text:p>
        </draw:rect>
        <draw:rect draw:style-name="gr1" draw:text-style-name="P4" draw:layer="layout" svg:width="8.255cm" svg:height="4.445cm" svg:x="1.122cm" svg:y="33.264cm">
          <text:p text:style-name="P3"><text:span text:style-name="T4">- </text:span><text:span text:style-name="T6">MAX_LENGTH_DRAWING : int</text:span></text:p>
          <text:p text:style-name="P3"><text:span text:style-name="T2">- cylinder : Cylinder</text:span></text:p>
          <text:p text:style-name="P3"><text:span text:style-name="T2">- radiusTextInput : TextField</text:span></text:p>
          <text:p text:style-name="P3"><text:span text:style-name="T2">- radiusComboBox : ComboBox&lt;Integer&gt;</text:span></text:p>
          <text:p text:style-name="P3"><text:span text:style-name="T2">- heightTextInput : TextField</text:span></text:p>
          <text:p text:style-name="P3"><text:span text:style-name="T2">- heightComboBox : ComboBox&lt;Integer&gt;</text:span></text:p>
          <text:p text:style-name="P3"><text:span text:style-name="T2">- cylinderDrawing : ImageView</text:span></text:p>
          <text:p text:style-name="P3"><text:span text:style-name="T2">- volumeText : Label</text:span></text:p>
        </draw:rect>
        <draw:rect draw:style-name="gr1" draw:text-style-name="P4" xml:id="id34" draw:id="id34" draw:layer="layout" svg:width="8.255cm" svg:height="2.667cm" svg:x="1.122cm" svg:y="37.709cm">
          <text:p text:style-name="P3"><text:span text:style-name="T2">+ CylinderPane()</text:span></text:p>
          <text:p text:style-name="P3"><text:span text:style-name="T2">- setRadiusTextField() : void</text:span></text:p>
          <text:p text:style-name="P3"><text:span text:style-name="T2">- setHeightTextField() : void</text:span></text:p>
          <text:p text:style-name="P3"><text:span text:style-name="T2">- setRadiusComboBox() : void</text:span></text:p>
          <text:p text:style-name="P3"><text:span text:style-name="T2">- setHeightComboBox() : void</text:span></text:p>
        </draw:rect>
        <draw:rect draw:style-name="gr1" draw:text-style-name="P6" xml:id="id19" draw:id="id19" draw:layer="layout" svg:width="8.255cm" svg:height="1.524cm" svg:x="10.266cm" svg:y="32.121cm">
          <text:p text:style-name="P1"><text:span text:style-name="T5">CubePane</text:span></text:p>
        </draw:rect>
        <draw:rect draw:style-name="gr1" draw:text-style-name="P4" draw:layer="layout" svg:width="8.255cm" svg:height="3.175cm" svg:x="10.266cm" svg:y="33.645cm">
          <text:p text:style-name="P3"><text:span text:style-name="T4">- </text:span><text:span text:style-name="T6">MAX_SIZE_DRAWING : int</text:span></text:p>
          <text:p text:style-name="P3"><text:span text:style-name="T2">- cube : Cube</text:span></text:p>
          <text:p text:style-name="P3"><text:span text:style-name="T2">- sideTextInput : TextField</text:span></text:p>
          <text:p text:style-name="P3"><text:span text:style-name="T2">- sideComboBox : ComboBox&lt;Integer&gt;</text:span></text:p>
          <text:p text:style-name="P3"><text:span text:style-name="T2">- cubeDrawing : ImageView</text:span></text:p>
          <text:p text:style-name="P3"><text:span text:style-name="T2">- volumeText : Label</text:span></text:p>
        </draw:rect>
        <draw:rect draw:style-name="gr1" draw:text-style-name="P4" xml:id="id36" draw:id="id36" draw:layer="layout" svg:width="8.255cm" svg:height="0.889cm" svg:x="10.266cm" svg:y="36.82cm">
          <text:p text:style-name="P3"><text:span text:style-name="T2">+ CubePane()</text:span></text:p>
        </draw:rect>
        <draw:rect draw:style-name="gr1" draw:text-style-name="P6" xml:id="id20" draw:id="id20" draw:layer="layout" svg:width="8.255cm" svg:height="1.524cm" svg:x="19.41cm" svg:y="32.248cm">
          <text:p text:style-name="P1"><text:span text:style-name="T5">SpherePane</text:span></text:p>
        </draw:rect>
        <draw:rect draw:style-name="gr1" draw:text-style-name="P4" draw:layer="layout" svg:width="8.255cm" svg:height="3.175cm" svg:x="19.41cm" svg:y="33.772cm">
          <text:p text:style-name="P3"><text:span text:style-name="T4">- </text:span><text:span text:style-name="T6">MAX_SIZE_DRAWING : int</text:span></text:p>
          <text:p text:style-name="P3"><text:span text:style-name="T2">- sphere : Sphere</text:span></text:p>
          <text:p text:style-name="P3"><text:span text:style-name="T2">- radiusTextInput : TextField</text:span></text:p>
          <text:p text:style-name="P3"><text:span text:style-name="T2">- radiusComboBox : ComboBox&lt;Integer&gt;</text:span></text:p>
          <text:p text:style-name="P3"><text:span text:style-name="T2">- sphereDrawing : ImageView</text:span></text:p>
          <text:p text:style-name="P3"><text:span text:style-name="T2">- volumeText : Label</text:span></text:p>
        </draw:rect>
        <draw:rect draw:style-name="gr1" draw:text-style-name="P4" xml:id="id38" draw:id="id38" draw:layer="layout" svg:width="8.255cm" svg:height="0.889cm" svg:x="19.41cm" svg:y="36.947cm">
          <text:p text:style-name="P3"><text:span text:style-name="T2">+ SpherePane()</text:span></text:p>
        </draw:rect>
        <draw:rect draw:style-name="gr1" draw:text-style-name="P6" xml:id="id22" draw:id="id22" draw:layer="layout" svg:width="8.255cm" svg:height="1.524cm" svg:x="28.173cm" svg:y="28.819cm">
          <text:p text:style-name="P1"><text:span text:style-name="T5">ConePane</text:span></text:p>
        </draw:rect>
        <draw:rect draw:style-name="gr1" draw:text-style-name="P4" draw:layer="layout" svg:width="8.255cm" svg:height="4.445cm" svg:x="28.173cm" svg:y="30.343cm">
          <text:p text:style-name="P3"><text:span text:style-name="T4">- </text:span><text:span text:style-name="T6">MAX_LENGTH_DRAWING : int</text:span></text:p>
          <text:p text:style-name="P3"><text:span text:style-name="T2">- cone : Cone</text:span></text:p>
          <text:p text:style-name="P3"><text:span text:style-name="T2">- radiusTextInput : TextField</text:span></text:p>
          <text:p text:style-name="P3"><text:span text:style-name="T2">- radiusComboBox : ComboBox&lt;Integer&gt;</text:span></text:p>
          <text:p text:style-name="P3"><text:span text:style-name="T2">- heightTextInput : TextField</text:span></text:p>
          <text:p text:style-name="P3"><text:span text:style-name="T2">- heightComboBox : ComboBox&lt;Integer&gt;</text:span></text:p>
          <text:p text:style-name="P3"><text:span text:style-name="T2">- coneDrawing : ImageView</text:span></text:p>
          <text:p text:style-name="P3"><text:span text:style-name="T2">- volumeText : Label</text:span></text:p>
        </draw:rect>
        <draw:rect draw:style-name="gr1" draw:text-style-name="P4" xml:id="id40" draw:id="id40" draw:layer="layout" svg:width="8.255cm" svg:height="2.667cm" svg:x="28.173cm" svg:y="34.788cm">
          <text:p text:style-name="P3"><text:span text:style-name="T2">+ ConePane()</text:span></text:p>
          <text:p text:style-name="P3"><text:span text:style-name="T2">- setRadiusTextField() : void</text:span></text:p>
          <text:p text:style-name="P3"><text:span text:style-name="T2">- setHeightTextField() : void</text:span></text:p>
          <text:p text:style-name="P3"><text:span text:style-name="T2">- setRadiusComboBox() : void</text:span></text:p>
          <text:p text:style-name="P3"><text:span text:style-name="T2">- setHeightComboBox() : void</text:span></text:p>
        </draw:rect>
        <draw:rect draw:style-name="gr1" draw:text-style-name="P6" xml:id="id24" draw:id="id24" draw:layer="layout" svg:width="9.652cm" svg:height="1.524cm" svg:x="37.063cm" svg:y="28.946cm">
          <text:p text:style-name="P1"><text:span text:style-name="T5">TorusPane</text:span></text:p>
        </draw:rect>
        <draw:rect draw:style-name="gr1" draw:text-style-name="P4" draw:layer="layout" svg:width="9.652cm" svg:height="4.445cm" svg:x="37.063cm" svg:y="30.47cm">
          <text:p text:style-name="P3"><text:span text:style-name="T2">- torus : Torus</text:span></text:p>
          <text:p text:style-name="P3"><text:span text:style-name="T2">- smallRadiusTextInput : TextField</text:span></text:p>
          <text:p text:style-name="P3"><text:span text:style-name="T2">- smallRadiusComboBox : ComboBox&lt;Integer&gt;</text:span></text:p>
          <text:p text:style-name="P3"><text:span text:style-name="T2">- bigRadiusTextInput : TextField</text:span></text:p>
          <text:p text:style-name="P3"><text:span text:style-name="T2">- bigRadiusComboBox : ComboBox&lt;Integer&gt;</text:span></text:p>
          <text:p text:style-name="P3"><text:span text:style-name="T2">- torusDrawing : ImageView</text:span></text:p>
          <text:p text:style-name="P3"><text:span text:style-name="T2">- volumeText : Label</text:span></text:p>
          <text:p text:style-name="P3"><text:span text:style-name="T2">- sizeNotice : Label</text:span></text:p>
        </draw:rect>
        <draw:rect draw:style-name="gr1" draw:text-style-name="P4" xml:id="id41" draw:id="id41" draw:layer="layout" svg:width="9.652cm" svg:height="4.191cm" svg:x="37.063cm" svg:y="34.915cm">
          <text:p text:style-name="P3"><text:span text:style-name="T2">+ TorusPane()</text:span></text:p>
          <text:p text:style-name="P3"><text:span text:style-name="T2">- setSmallRadiusTextField() : void</text:span></text:p>
          <text:p text:style-name="P3"><text:span text:style-name="T2">- setBigRadiusTextField() : void</text:span></text:p>
          <text:p text:style-name="P3"><text:span text:style-name="T2">- setSmallRadiusComboBox() : void</text:span></text:p>
          <text:p text:style-name="P3"><text:span text:style-name="T2">- setBigRadiusComboBox() : void</text:span></text:p>
          <text:p text:style-name="P3"><text:span text:style-name="T2">- isBigRadiusFilled() : boolean</text:span></text:p>
          <text:p text:style-name="P3"><text:span text:style-name="T2">- isSmallRadiusFilled() : boolean</text:span></text:p>
          <text:p text:style-name="P3"><text:span text:style-name="T2">- isNumber() : boolean</text:span></text:p>
        </draw:rect>
        <draw:rect draw:style-name="gr1" draw:text-style-name="P6" xml:id="id26" draw:id="id26" draw:layer="layout" svg:width="8.255cm" svg:height="1.524cm" svg:x="47.858cm" svg:y="36.058cm">
          <text:p text:style-name="P1"><text:span text:style-name="T5">CirclePane</text:span></text:p>
        </draw:rect>
        <draw:rect draw:style-name="gr1" draw:text-style-name="P4" draw:layer="layout" svg:width="8.255cm" svg:height="3.175cm" svg:x="47.858cm" svg:y="37.582cm">
          <text:p text:style-name="P3"><text:span text:style-name="T4">- </text:span><text:span text:style-name="T6">MAX_RADIUS_DRAWING : int</text:span></text:p>
          <text:p text:style-name="P3"><text:span text:style-name="T2">- circle : Circle</text:span></text:p>
          <text:p text:style-name="P3"><text:span text:style-name="T2">- radiusTextInput : TextField</text:span></text:p>
          <text:p text:style-name="P3"><text:span text:style-name="T2">- radiusComboBox : ComboBox&lt;Integer&gt;</text:span></text:p>
          <text:p text:style-name="P3"><text:span text:style-name="T2">- circleDrawing : javafx.scene.shape.Circle</text:span></text:p>
          <text:p text:style-name="P3"><text:span text:style-name="T2">- areaText : Label</text:span></text:p>
        </draw:rect>
        <draw:rect draw:style-name="gr1" draw:text-style-name="P4" xml:id="id42" draw:id="id42" draw:layer="layout" svg:width="8.255cm" svg:height="0.889cm" svg:x="47.858cm" svg:y="40.757cm">
          <text:p text:style-name="P3"><text:span text:style-name="T2">+ CirclePane()</text:span></text:p>
        </draw:rect>
        <draw:rect draw:style-name="gr1" draw:text-style-name="P6" xml:id="id28" draw:id="id28" draw:layer="layout" svg:width="12.065cm" svg:height="1.524cm" svg:x="52.054cm" svg:y="21.066cm">
          <text:p text:style-name="P1"><text:span text:style-name="T5">TrianglePane</text:span></text:p>
        </draw:rect>
        <draw:rect draw:style-name="gr1" draw:text-style-name="P4" draw:layer="layout" svg:width="12.065cm" svg:height="4.191cm" svg:x="52.054cm" svg:y="22.59cm">
          <text:p text:style-name="P3"><text:span text:style-name="T4">- </text:span><text:span text:style-name="T6">MAX_LENGTH_DRAWING : int</text:span></text:p>
          <text:p text:style-name="P3"><text:span text:style-name="T2">- triangle : Triangle</text:span></text:p>
          <text:p text:style-name="P3"><text:span text:style-name="T2">- baseTextInput : TextField</text:span></text:p>
          <text:p text:style-name="P3"><text:span text:style-name="T2">- baseComboBox : ComboBox&lt;Integer&gt;</text:span></text:p>
          <text:p text:style-name="P3"><text:span text:style-name="T2">- heightTextInput : TextField</text:span></text:p>
          <text:p text:style-name="P3"><text:span text:style-name="T2">- heightComboBox : ComboBox&lt;Integer&gt;</text:span></text:p>
          <text:p text:style-name="P3"><text:span text:style-name="T2">- triangleDrawing : javafx.scene.shape.Polygon</text:span></text:p>
          <text:p text:style-name="P3"><text:span text:style-name="T2">- areaText : Label</text:span></text:p>
        </draw:rect>
        <draw:rect draw:style-name="gr1" draw:text-style-name="P4" xml:id="id43" draw:id="id43" draw:layer="layout" svg:width="12.065cm" svg:height="4.318cm" svg:x="52.054cm" svg:y="26.781cm">
          <text:p text:style-name="P3"><text:span text:style-name="T2">+ TrianglePane()</text:span></text:p>
          <text:p text:style-name="P3"><text:span text:style-name="T2">- setTriangleBaseTextField() : void</text:span></text:p>
          <text:p text:style-name="P3"><text:span text:style-name="T2">- setTriangleHeightTextField() : void</text:span></text:p>
          <text:p text:style-name="P3"><text:span text:style-name="T2">- setTriangleBaseComboBox() : void</text:span></text:p>
          <text:p text:style-name="P3"><text:span text:style-name="T2">- setTriangleHeightComboBox() : void</text:span></text:p>
          <text:p text:style-name="P3"><text:span text:style-name="T2">- setTriangleDrawing(base : double, height : double) : void</text:span></text:p>
        </draw:rect>
        <draw:rect draw:style-name="gr1" draw:text-style-name="P6" xml:id="id30" draw:id="id30" draw:layer="layout" svg:width="9.652cm" svg:height="1.524cm" svg:x="56.499cm" svg:y="34.274cm">
          <text:p text:style-name="P1"><text:span text:style-name="T5">TorusPane</text:span></text:p>
        </draw:rect>
        <draw:rect draw:style-name="gr1" draw:text-style-name="P4" draw:layer="layout" svg:width="9.652cm" svg:height="4.445cm" svg:x="56.499cm" svg:y="35.798cm">
          <text:p text:style-name="P3"><text:span text:style-name="T2">- torus : Torus</text:span></text:p>
          <text:p text:style-name="P3"><text:span text:style-name="T2">- smallRadiusTextInput : TextField</text:span></text:p>
          <text:p text:style-name="P3"><text:span text:style-name="T2">- smallRadiusComboBox : ComboBox&lt;Integer&gt;</text:span></text:p>
          <text:p text:style-name="P3"><text:span text:style-name="T2">- bigRadiusTextInput : TextField</text:span></text:p>
          <text:p text:style-name="P3"><text:span text:style-name="T2">- bigRadiusComboBox : ComboBox&lt;Integer&gt;</text:span></text:p>
          <text:p text:style-name="P3"><text:span text:style-name="T2">- torusDrawing : ImageView</text:span></text:p>
          <text:p text:style-name="P3"><text:span text:style-name="T2">- volumeText : Label</text:span></text:p>
          <text:p text:style-name="P3"><text:span text:style-name="T2">- sizeNotice : Label</text:span></text:p>
        </draw:rect>
        <draw:rect draw:style-name="gr1" draw:text-style-name="P4" xml:id="id44" draw:id="id44" draw:layer="layout" svg:width="9.652cm" svg:height="4.191cm" svg:x="56.499cm" svg:y="40.243cm">
          <text:p text:style-name="P3"><text:span text:style-name="T2">+ TorusPane()</text:span></text:p>
          <text:p text:style-name="P3"><text:span text:style-name="T2">- setSmallRadiusTextField() : void</text:span></text:p>
          <text:p text:style-name="P3"><text:span text:style-name="T2">- setBigRadiusTextField() : void</text:span></text:p>
          <text:p text:style-name="P3"><text:span text:style-name="T2">- setSmallRadiusComboBox() : void</text:span></text:p>
          <text:p text:style-name="P3"><text:span text:style-name="T2">- setBigRadiusComboBox() : void</text:span></text:p>
          <text:p text:style-name="P3"><text:span text:style-name="T2">- isBigRadiusFilled() : boolean</text:span></text:p>
          <text:p text:style-name="P3"><text:span text:style-name="T2">- isSmallRadiusFilled() : boolean</text:span></text:p>
          <text:p text:style-name="P3"><text:span text:style-name="T2">- isNumber() : boolean</text:span></text:p>
        </draw:rect>
        <draw:rect draw:style-name="gr1" draw:text-style-name="P6" xml:id="id32" draw:id="id32" draw:layer="layout" svg:width="9.398cm" svg:height="1.524cm" svg:x="66.913cm" svg:y="35.29cm">
          <text:p text:style-name="P1"><text:span text:style-name="T5">SquarePane</text:span></text:p>
        </draw:rect>
        <draw:rect draw:style-name="gr1" draw:text-style-name="P4" draw:layer="layout" svg:width="9.398cm" svg:height="3.175cm" svg:x="66.913cm" svg:y="36.814cm">
          <text:p text:style-name="P3"><text:span text:style-name="T4">- </text:span><text:span text:style-name="T6">MAX_SIDE_DRAWING : int</text:span></text:p>
          <text:p text:style-name="P3"><text:span text:style-name="T2">- square : Square</text:span></text:p>
          <text:p text:style-name="P3"><text:span text:style-name="T2">- sideTextInput : TextField</text:span></text:p>
          <text:p text:style-name="P3"><text:span text:style-name="T2">- sideComboBox : ComboBox&lt;Integer&gt;</text:span></text:p>
          <text:p text:style-name="P3"><text:span text:style-name="T2">- squareDrawing : javafx.scene.shape.Rectangle</text:span></text:p>
          <text:p text:style-name="P3"><text:span text:style-name="T2">- areaText : Label</text:span></text:p>
        </draw:rect>
        <draw:rect draw:style-name="gr1" draw:text-style-name="P4" xml:id="id45" draw:id="id45" draw:layer="layout" svg:width="9.398cm" svg:height="0.889cm" svg:x="66.913cm" svg:y="39.989cm">
          <text:p text:style-name="P3"><text:span text:style-name="T2">+ SquarePane()</text:span></text:p>
        </draw:rect>
        <draw:rect draw:style-name="gr1" draw:text-style-name="P6" xml:id="id39" draw:id="id39" draw:layer="layout" svg:width="9.017cm" svg:height="1.778cm" svg:x="9.763cm" svg:y="46.72cm">
          <text:p text:style-name="P1"><text:span text:style-name="T7">&lt;&lt;Interface&gt;&gt;</text:span></text:p>
          <text:p text:style-name="P1"><text:span text:style-name="T5">Control</text:span></text:p>
        </draw:rect>
        <draw:rect draw:style-name="gr1" draw:text-style-name="P4" xml:id="id37" draw:id="id37" draw:layer="layout" svg:width="9.017cm" svg:height="1.016cm" svg:x="9.763cm" svg:y="48.498cm">
          <text:p text:style-name="P3"><text:span text:style-name="T6">- BASE_SHAPE_SIZE : int</text:span></text:p>
        </draw:rect>
        <draw:rect draw:style-name="gr1" draw:text-style-name="P7" xml:id="id35" draw:id="id35" draw:layer="layout" svg:width="9.017cm" svg:height="0.889cm" svg:x="9.763cm" svg:y="49.514cm">
          <text:p text:style-name="P3"><text:span text:style-name="T8">+ getListOfIntegers() : ObservableList&lt;Integer&gt;</text:span></text:p>
        </draw:rect>
        <draw:connector draw:style-name="gr6" draw:text-style-name="P1" draw:layer="layout" svg:x1="5.249cm" svg:y1="40.376cm" svg:x2="9.763cm" svg:y2="49.958cm" draw:start-shape="id34" draw:start-glue-point="2" draw:end-shape="id35" draw:end-glue-point="3" svg:d="M5249 40376v9582h4514">
          <text:p/>
        </draw:connector>
        <draw:connector draw:style-name="gr6" draw:text-style-name="P1" draw:layer="layout" draw:line-skew="0cm -2.801cm" svg:x1="14.393cm" svg:y1="37.709cm" svg:x2="9.763cm" svg:y2="49.006cm" draw:start-shape="id36" draw:start-glue-point="2" draw:end-shape="id37" draw:end-glue-point="3" svg:d="M14393 37709v5395h-7932v5902h3302">
          <text:p/>
        </draw:connector>
        <draw:connector draw:style-name="gr6" draw:text-style-name="P1" draw:layer="layout" draw:line-skew="1.394cm" svg:x1="23.537cm" svg:y1="37.836cm" svg:x2="9.763cm" svg:y2="47.609cm" draw:start-shape="id38" draw:start-glue-point="2" draw:end-shape="id39" draw:end-glue-point="3" svg:d="M23537 37836v5836h-14275v3937h501">
          <text:p/>
        </draw:connector>
        <draw:connector draw:style-name="gr6" draw:text-style-name="P1" draw:layer="layout" draw:line-skew="2.219cm" svg:x1="32.3cm" svg:y1="37.455cm" svg:x2="14.271cm" svg:y2="46.72cm" draw:start-shape="id40" draw:start-glue-point="2" draw:end-shape="id39" svg:d="M32300 37455v6852h-18029v2413">
          <text:p/>
        </draw:connector>
        <draw:connector draw:style-name="gr6" draw:text-style-name="P1" draw:layer="layout" svg:x1="41.889cm" svg:y1="39.106cm" svg:x2="18.78cm" svg:y2="47.609cm" draw:start-shape="id41" draw:start-glue-point="2" draw:end-shape="id39" draw:end-glue-point="1" svg:d="M41889 39106v8503h-23109">
          <text:p/>
        </draw:connector>
        <draw:connector draw:style-name="gr6" draw:text-style-name="P1" draw:layer="layout" svg:x1="51.985cm" svg:y1="41.646cm" svg:x2="18.78cm" svg:y2="49.006cm" draw:start-shape="id42" draw:start-glue-point="2" draw:end-shape="id37" draw:end-glue-point="1" svg:d="M51985 41646v7360h-33205">
          <text:p/>
        </draw:connector>
        <draw:connector draw:style-name="gr6" draw:text-style-name="P1" draw:layer="layout" svg:x1="58.086cm" svg:y1="31.099cm" svg:x2="18.78cm" svg:y2="49.958cm" draw:start-shape="id43" draw:start-glue-point="2" draw:end-shape="id35" draw:end-glue-point="1" svg:d="M58086 31099v18859h-39306">
          <text:p/>
        </draw:connector>
        <draw:connector draw:style-name="gr7" draw:text-style-name="P1" draw:layer="layout" svg:x1="61.325cm" svg:y1="44.434cm" svg:x2="14.271cm" svg:y2="50.403cm" draw:start-shape="id44" draw:start-glue-point="2" draw:end-shape="id35" draw:end-glue-point="2" svg:d="M61325 44434v6470h-47054v-501">
          <text:p/>
        </draw:connector>
        <draw:connector draw:style-name="gr6" draw:text-style-name="P1" draw:layer="layout" draw:line-skew="2.7cm" svg:x1="71.612cm" svg:y1="40.878cm" svg:x2="18.691cm" svg:y2="46.661cm" draw:start-shape="id45" draw:start-glue-point="2" svg:d="M71612 40878v5842h-52921v-59">
          <text:p/>
        </draw:connector>
        <draw:rect draw:style-name="gr1" draw:text-style-name="P6" xml:id="id46" draw:id="id46" draw:layer="layout" svg:width="8.255cm" svg:height="1.524cm" svg:x="63.738cm" svg:y="50.911cm">
          <text:p text:style-name="P1"><text:span text:style-name="T5">PaintApplication</text:span></text:p>
        </draw:rect>
        <draw:rect draw:style-name="gr1" draw:text-style-name="P7" xml:id="id47" draw:id="id47" draw:layer="layout" svg:width="8.255cm" svg:height="1.143cm" svg:x="63.738cm" svg:y="52.435cm">
          <text:p text:style-name="P8"><text:span text:style-name="T6">- shapePaneArray : Node[]</text:span></text:p>
        </draw:rect>
        <draw:rect draw:style-name="gr1" draw:text-style-name="P4" xml:id="id48" draw:id="id48" draw:layer="layout" svg:width="8.255cm" svg:height="1.397cm" svg:x="63.738cm" svg:y="53.578cm">
          <text:p text:style-name="P3"><text:span text:style-name="T2">+ start(primaryStage : Stage) : void</text:span></text:p>
          <text:p text:style-name="P3"><text:span text:style-name="T2">+ getShapeList() : ObservableList&lt;String&gt;</text:span></text:p>
        </draw:rect>
        <draw:connector draw:style-name="gr7" draw:text-style-name="P1" draw:layer="layout" draw:line-skew="1.023cm 1.714cm" svg:x1="71.993cm" svg:y1="51.673cm" svg:x2="66.913cm" svg:y2="40.433cm" draw:start-shape="id46" draw:start-glue-point="1" draw:end-shape="id45" draw:end-glue-point="3" svg:d="M71993 51673h1524v-4064h-7105v-7176h501">
          <text:p/>
        </draw:connector>
        <draw:connector draw:style-name="gr7" draw:text-style-name="P1" draw:layer="layout" svg:x1="67.865cm" svg:y1="50.911cm" svg:x2="66.151cm" svg:y2="42.338cm" draw:start-shape="id46" draw:start-glue-point="0" draw:end-shape="id44" draw:end-glue-point="1" svg:d="M67865 50911v-8573h-1714">
          <text:p/>
        </draw:connector>
        <draw:connector draw:style-name="gr7" draw:text-style-name="P1" draw:layer="layout" svg:x1="63.738cm" svg:y1="51.673cm" svg:x2="47.858cm" svg:y2="41.201cm" draw:start-shape="id46" draw:start-glue-point="3" draw:end-shape="id42" draw:end-glue-point="3" svg:d="M63738 51673h-16381v-10472h501">
          <text:p/>
        </draw:connector>
        <draw:connector draw:style-name="gr7" draw:text-style-name="P1" draw:layer="layout" draw:line-skew="7.239cm -0.896cm" svg:x1="67.865cm" svg:y1="50.911cm" svg:x2="52.054cm" svg:y2="28.94cm" draw:start-shape="id46" draw:start-glue-point="0" draw:end-shape="id43" draw:end-glue-point="3" svg:d="M67865 50911v-2667h-17208v-19304h1397">
          <text:p/>
        </draw:connector>
        <draw:connector draw:style-name="gr7" draw:text-style-name="P1" draw:layer="layout" draw:line-skew="-8.126cm" svg:x1="63.738cm" svg:y1="53.006cm" svg:x2="46.715cm" svg:y2="37.01cm" draw:start-shape="id47" draw:start-glue-point="3" draw:end-shape="id41" draw:end-glue-point="1" svg:d="M63738 53006h-16637v-15996h-386">
          <text:p/>
        </draw:connector>
        <draw:connector draw:style-name="gr7" draw:text-style-name="P1" draw:layer="layout" draw:line-skew="-13.396cm" svg:x1="63.738cm" svg:y1="54.276cm" svg:x2="36.428cm" svg:y2="36.121cm" draw:start-shape="id48" draw:start-glue-point="3" draw:end-shape="id40" draw:end-glue-point="1" svg:d="M63738 54276h-27051v-18155h-259">
          <text:p/>
        </draw:connector>
        <draw:connector draw:style-name="gr7" draw:text-style-name="P1" draw:layer="layout" draw:line-skew="-17.524cm" svg:x1="63.738cm" svg:y1="54.276cm" svg:x2="27.665cm" svg:y2="37.391cm" draw:start-shape="id48" draw:start-glue-point="3" draw:end-shape="id38" draw:end-glue-point="1" svg:d="M63738 54276h-35560v-16885h-513">
          <text:p/>
        </draw:connector>
        <draw:connector draw:style-name="gr7" draw:text-style-name="P1" draw:layer="layout" draw:line-skew="-21.969cm" svg:x1="63.738cm" svg:y1="54.276cm" svg:x2="18.521cm" svg:y2="37.264cm" draw:start-shape="id48" draw:start-glue-point="3" draw:end-shape="id36" draw:end-glue-point="1" svg:d="M63738 54276h-44577v-17012h-640">
          <text:p/>
        </draw:connector>
        <draw:connector draw:style-name="gr6" draw:text-style-name="P1" draw:layer="layout" draw:line-skew="-5.586cm" svg:x1="63.738cm" svg:y1="54.276cm" svg:x2="9.377cm" svg:y2="39.042cm" draw:start-shape="id48" draw:start-glue-point="3" draw:end-shape="id34" draw:end-glue-point="1" svg:d="M63738 54276h-32766v-15234h-215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7.47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idan Snyder</meta:initial-creator>
    <meta:creation-date>2025-10-13T16:19:33.90</meta:creation-date>
    <dc:date>2025-11-07T23:07:17.41</dc:date>
    <dc:creator>Aidan Snyder</dc:creator>
    <meta:editing-duration>P1DT33M29S</meta:editing-duration>
    <meta:editing-cycles>212</meta:editing-cycles>
    <meta:generator>OpenOffice/4.1.15$Win32 OpenOffice.org_project/4115m2$Build-9813</meta:generator>
    <meta:document-statistic meta:object-count="107"/>
  </office:meta>
</office:document-meta>
</file>